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4">
      <style:text-properties fo:font-variant="normal" fo:text-transform="none" fo:color="#222222" style:font-name="Arial" fo:font-size="9pt" fo:letter-spacing="normal" fo:font-style="normal" fo:font-weight="normal" officeooo:rsid="001b3822" officeooo:paragraph-rsid="001b3822"/>
    </style:style>
    <style:style style:name="P2" style:family="paragraph" style:parent-style-name="Heading_20_4">
      <style:paragraph-properties fo:margin-left="0cm" fo:margin-right="0cm" fo:text-align="start" style:justify-single-word="false" fo:widows="1" fo:text-indent="0cm" style:auto-text-indent="false"/>
      <style:text-properties fo:font-variant="normal" fo:text-transform="none" fo:color="#222222" style:font-name="Arial" fo:font-size="9pt" fo:letter-spacing="normal" fo:font-style="normal"/>
    </style:style>
    <style:style style:name="P3" style:family="paragraph" style:parent-style-name="Standard">
      <style:text-properties officeooo:rsid="00196a5c" officeooo:paragraph-rsid="00196a5c"/>
    </style:style>
    <style:style style:name="P4" style:family="paragraph" style:parent-style-name="Standard">
      <style:text-properties fo:font-variant="normal" fo:text-transform="none" fo:color="#222222" style:font-name="Arial" fo:font-size="9pt" fo:letter-spacing="normal" fo:font-style="normal" fo:font-weight="normal" officeooo:rsid="00196a5c" officeooo:paragraph-rsid="00196a5c"/>
    </style:style>
    <style:style style:name="P5" style:family="paragraph" style:parent-style-name="Standard">
      <style:text-properties fo:font-variant="normal" fo:text-transform="none" fo:color="#222222" style:font-name="Arial" fo:font-size="9pt" fo:letter-spacing="normal" fo:font-style="normal" fo:font-weight="normal" officeooo:rsid="001b3822" officeooo:paragraph-rsid="001b3822"/>
    </style:style>
    <style:style style:name="P6" style:family="paragraph" style:parent-style-name="Standard">
      <style:text-properties fo:font-variant="normal" fo:text-transform="none" fo:color="#222222" style:font-name="Arial" fo:font-size="15pt" fo:letter-spacing="normal" fo:font-style="italic" style:text-underline-style="solid" style:text-underline-width="auto" style:text-underline-color="font-color" fo:font-weight="bold" officeooo:rsid="001b8ad3" officeooo:paragraph-rsid="001b8ad3" style:font-size-asian="15pt" style:font-style-asian="italic" style:font-weight-asian="bold" style:font-size-complex="15pt" style:font-style-complex="italic" style:font-weight-complex="bold"/>
    </style:style>
    <style:style style:name="P7" style:family="paragraph" style:parent-style-name="Standard">
      <style:text-properties fo:font-variant="normal" fo:text-transform="none" fo:color="#222222" style:font-name="Arial" fo:font-size="15pt" fo:letter-spacing="normal" fo:font-style="italic" style:text-underline-style="solid" style:text-underline-width="auto" style:text-underline-color="font-color" fo:font-weight="bold" officeooo:rsid="001b3822" officeooo:paragraph-rsid="001b3822" style:font-size-asian="15pt" style:font-style-asian="italic" style:font-weight-asian="bold" style:font-size-complex="15pt" style:font-style-complex="italic" style:font-weight-complex="bold"/>
    </style:style>
    <style:style style:name="P8" style:family="paragraph" style:parent-style-name="Standard">
      <style:text-properties fo:font-variant="normal" fo:text-transform="none" fo:color="#000000" style:font-name="Arial" fo:font-size="9pt" fo:letter-spacing="normal" fo:font-style="normal" fo:font-weight="normal" officeooo:rsid="001b8ad3" officeooo:paragraph-rsid="001b8ad3"/>
    </style:style>
    <style:style style:name="P9" style:family="paragraph" style:parent-style-name="Standard">
      <style:paragraph-properties fo:margin-top="0.053cm" fo:margin-bottom="0.247cm" style:contextual-spacing="false" style:line-height-at-least="0.529cm" fo:text-align="start" style:justify-single-word="false" fo:widows="1" fo:padding="0cm" fo:border="none"/>
      <style:text-properties fo:font-variant="normal" fo:text-transform="none" fo:color="#222222" style:font-name="Arial" fo:font-size="15pt" fo:letter-spacing="normal" fo:font-style="italic" style:text-underline-style="solid" style:text-underline-width="auto" style:text-underline-color="font-color" fo:font-weight="bold" officeooo:rsid="001b3822" officeooo:paragraph-rsid="001c940e" style:font-size-asian="15pt" style:font-style-asian="italic" style:font-weight-asian="bold" style:font-size-complex="15pt" style:font-style-complex="italic" style:font-weight-complex="bold"/>
    </style:style>
    <style:style style:name="P10" style:family="paragraph" style:parent-style-name="Heading_20_2">
      <style:text-properties fo:font-variant="normal" fo:text-transform="none" fo:color="#222222" style:font-name="Arial" fo:font-size="15pt" fo:letter-spacing="normal" fo:font-style="normal" fo:font-weight="normal"/>
    </style:style>
    <style:style style:name="P11" style:family="paragraph" style:parent-style-name="Text_20_body">
      <style:text-properties fo:font-variant="normal" fo:text-transform="none" fo:color="#000000" style:font-name="Arial" fo:font-size="9pt" fo:letter-spacing="normal" fo:font-style="normal" fo:font-weight="bold" officeooo:rsid="00196a5c" officeooo:paragraph-rsid="00196a5c"/>
    </style:style>
    <style:style style:name="P12" style:family="paragraph" style:parent-style-name="Text_20_body">
      <style:paragraph-properties fo:margin-left="0.265cm" fo:margin-right="0.265cm" fo:margin-top="0.265cm" fo:margin-bottom="0.265cm" style:contextual-spacing="false" fo:text-align="start" style:justify-single-word="false" fo:widows="1" fo:text-indent="0cm" style:auto-text-indent="false"/>
      <style:text-properties fo:font-variant="normal" fo:text-transform="none" fo:color="#000000" style:font-name="Arial" fo:font-size="9pt" fo:letter-spacing="normal" fo:font-style="normal" fo:font-weight="bold"/>
    </style:style>
    <style:style style:name="P13" style:family="paragraph" style:parent-style-name="Text_20_body">
      <style:paragraph-properties fo:margin-left="0.265cm" fo:margin-right="0.265cm" fo:margin-top="0.265cm" fo:margin-bottom="0.265cm" style:contextual-spacing="false" fo:text-align="start" style:justify-single-word="false" fo:widows="1" fo:text-indent="0cm" style:auto-text-indent="false"/>
      <style:text-properties fo:font-variant="normal" fo:text-transform="none" fo:color="#222222" style:font-name="Arial" fo:font-size="9pt" fo:letter-spacing="normal" fo:font-style="normal" fo:font-weight="normal"/>
    </style:style>
    <style:style style:name="P14" style:family="paragraph" style:parent-style-name="Text_20_body">
      <style:paragraph-properties fo:margin-left="0.265cm" fo:margin-right="0.265cm" fo:margin-top="0.265cm" fo:margin-bottom="0.265cm" style:contextual-spacing="false" fo:widows="1" fo:text-indent="0cm" style:auto-text-indent="false"/>
    </style:style>
    <style:style style:name="P15" style:family="paragraph" style:parent-style-name="Text_20_body" style:list-style-name="L1">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16" style:family="paragraph" style:parent-style-name="Text_20_body" style:list-style-name="L2">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17" style:family="paragraph" style:parent-style-name="Text_20_body" style:list-style-name="L3">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18" style:family="paragraph" style:parent-style-name="Text_20_body" style:list-style-name="L4">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19" style:family="paragraph" style:parent-style-name="Text_20_body" style:list-style-name="L5">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0" style:family="paragraph" style:parent-style-name="Text_20_body" style:list-style-name="L6">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1" style:family="paragraph" style:parent-style-name="Text_20_body" style:list-style-name="L7">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2" style:family="paragraph" style:parent-style-name="Text_20_body" style:list-style-name="L8">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3" style:family="paragraph" style:parent-style-name="Text_20_body" style:list-style-name="L9">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4" style:family="paragraph" style:parent-style-name="Text_20_body" style:list-style-name="L10">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5" style:family="paragraph" style:parent-style-name="Text_20_body" style:list-style-name="L11">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6" style:family="paragraph" style:parent-style-name="Text_20_body" style:list-style-name="L12">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7" style:family="paragraph" style:parent-style-name="Text_20_body" style:list-style-name="L13">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8" style:family="paragraph" style:parent-style-name="Text_20_body" style:list-style-name="L14">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29" style:family="paragraph" style:parent-style-name="Text_20_body" style:list-style-name="L15">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30" style:family="paragraph" style:parent-style-name="Text_20_body" style:list-style-name="L16">
      <style:paragraph-properties fo:margin-left="0cm" fo:margin-right="0cm" fo:margin-top="0.053cm" fo:margin-bottom="0.247cm" style:contextual-spacing="false" style:line-height-at-least="0.529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31" style:family="paragraph" style:parent-style-name="Text_20_body" style:list-style-name="L1">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2" style:family="paragraph" style:parent-style-name="Text_20_body" style:list-style-name="L2">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3" style:family="paragraph" style:parent-style-name="Text_20_body" style:list-style-name="L3">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4" style:family="paragraph" style:parent-style-name="Text_20_body" style:list-style-name="L4">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5" style:family="paragraph" style:parent-style-name="Text_20_body" style:list-style-name="L5">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6" style:family="paragraph" style:parent-style-name="Text_20_body" style:list-style-name="L6">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7" style:family="paragraph" style:parent-style-name="Text_20_body" style:list-style-name="L7">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8" style:family="paragraph" style:parent-style-name="Text_20_body" style:list-style-name="L8">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39" style:family="paragraph" style:parent-style-name="Text_20_body" style:list-style-name="L9">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0" style:family="paragraph" style:parent-style-name="Text_20_body" style:list-style-name="L10">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1" style:family="paragraph" style:parent-style-name="Text_20_body" style:list-style-name="L11">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2" style:family="paragraph" style:parent-style-name="Text_20_body" style:list-style-name="L12">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3" style:family="paragraph" style:parent-style-name="Text_20_body" style:list-style-name="L13">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4" style:family="paragraph" style:parent-style-name="Text_20_body" style:list-style-name="L14">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5" style:family="paragraph" style:parent-style-name="Text_20_body" style:list-style-name="L15">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6" style:family="paragraph" style:parent-style-name="Text_20_body" style:list-style-name="L16">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7" style:family="paragraph" style:parent-style-name="Text_20_body" style:list-style-name="L17">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style:style>
    <style:style style:name="P48" style:family="paragraph" style:parent-style-name="Text_20_body" style:list-style-name="L17">
      <style:paragraph-properties fo:margin-top="0.053cm" fo:margin-bottom="0.247cm" style:contextual-spacing="false" style:line-height-at-least="0.529cm" fo:text-align="start" style:justify-single-word="false" fo:widows="1" fo:padding="0cm" fo:border="none"/>
      <style:text-properties fo:font-variant="normal" fo:text-transform="none" fo:color="#000000" style:font-name="Arial" fo:font-size="9pt" fo:letter-spacing="normal" fo:font-style="normal" fo:font-weight="normal" officeooo:rsid="001b8ad3" officeooo:paragraph-rsid="001b8ad3"/>
    </style:style>
    <style:style style:name="P49" style:family="paragraph" style:parent-style-name="Text_20_body">
      <style:paragraph-properties fo:margin-top="0.053cm" fo:margin-bottom="0.247cm" style:contextual-spacing="false" style:line-height-at-least="0.529cm" fo:text-align="start" style:justify-single-word="false" fo:widows="1" fo:padding="0cm" fo:border="none"/>
      <style:text-properties fo:font-variant="normal" fo:text-transform="none" fo:color="#222222" style:font-name="Arial" fo:font-size="9pt" fo:letter-spacing="normal" fo:font-style="normal" style:text-underline-style="solid" style:text-underline-width="auto" style:text-underline-color="font-color" fo:font-weight="bold" officeooo:rsid="001b3822" officeooo:paragraph-rsid="001c940e" style:font-size-asian="15pt" style:font-style-asian="italic" style:font-weight-asian="bold" style:font-size-complex="15pt" style:font-style-complex="italic" style:font-weight-complex="bold"/>
    </style:style>
    <style:style style:name="P50" style:family="paragraph" style:parent-style-name="Text_20_body" style:list-style-name="L18">
      <style:paragraph-properties fo:margin-top="0.053cm" fo:margin-bottom="0.265cm" style:contextual-spacing="false" style:line-height-at-least="0.529cm" fo:widows="1" fo:padding="0cm" fo:border="none"/>
    </style:style>
    <style:style style:name="P51" style:family="paragraph" style:parent-style-name="Text_20_body" style:list-style-name="L19">
      <style:paragraph-properties fo:margin-top="0.053cm" fo:margin-bottom="0.265cm" style:contextual-spacing="false" style:line-height-at-least="0.529cm" fo:widows="1" fo:padding="0cm" fo:border="none"/>
      <style:text-properties fo:font-variant="normal" fo:text-transform="none" fo:color="#e80b0b" style:font-name="Arial" fo:font-size="9pt" fo:letter-spacing="normal" fo:font-style="normal" fo:font-weight="bold"/>
    </style:style>
    <style:style style:name="P52" style:family="paragraph" style:parent-style-name="Text_20_body" style:list-style-name="L18">
      <style:paragraph-properties fo:margin-top="0.132cm" fo:margin-bottom="0.265cm" style:contextual-spacing="false" style:line-height-at-least="0.397cm" fo:widows="1" fo:padding="0cm" fo:border="none"/>
      <style:text-properties fo:font-variant="normal" fo:text-transform="none" fo:color="#e80b0b" style:font-name="Arial" fo:font-size="9pt" fo:letter-spacing="normal" fo:font-style="normal" fo:font-weight="bold"/>
    </style:style>
    <style:style style:name="T1" style:family="text">
      <style:text-properties officeooo:rsid="001c940e"/>
    </style:style>
    <style:style style:name="T2" style:family="text">
      <style:text-properties fo:font-variant="normal" fo:text-transform="none" fo:color="#e80b0b" style:font-name="Arial" fo:font-size="9pt" fo:letter-spacing="normal" fo:font-style="normal" fo:font-weight="bold"/>
    </style:style>
    <style:style style:name="T3" style:family="text">
      <style:text-properties fo:font-variant="normal" fo:text-transform="none" fo:color="#ff0000" style:font-name="Arial" fo:font-size="9pt" fo:letter-spacing="normal" fo:font-style="normal" fo:font-weight="bol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0.71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 text:name="courseTitle"/>Java EE 6: Develop Web Services with JAX-WS &amp; JAX-RS</text:h>
      <text:p text:style-name="Standard"/>
      <text:p text:style-name="P3">What You Will Learn</text:p>
      <text:p text:style-name="P3"/>
      <text:p text:style-name="P4">This Java EE 6 programming course covers the design and creation of SOAP and RESTful web services and clients. You'll use the NetBeans Integrated Development Environment (IDE) to develop JAX-WS and JAX-RS web services and deploy those services to Oracle WebLogic Server 12c. The majority of topics covered are portable across all application servers which support the Java EE 6 web service standards.</text:p>
      <text:p text:style-name="P4"/>
      <text:p text:style-name="P11">Learn To:</text:p>
      <text:list xml:id="list275651480243150614" text:style-name="L1">
        <text:list-item>
          <text:p text:style-name="P15">Create XML documents and XML schemas while using XML Namespaces.</text:p>
        </text:list-item>
        <text:list-item>
          <text:p text:style-name="P31">Produce and consume JSON and XML using JAXB.</text:p>
        </text:list-item>
        <text:list-item>
          <text:p text:style-name="P31">Understand WSDL files and the role they play in SOAP based web services and select either a top-down (WSDL first) or bottom-up (code first) approach to the development of SOAP web services.</text:p>
        </text:list-item>
        <text:list-item>
          <text:p text:style-name="P31">Make calls to and implement web services based on SOAP standards using JAX-WS (Metro Stack).</text:p>
        </text:list-item>
        <text:list-item>
          <text:p text:style-name="P31">Implement REST practices in the creation of web services with the JAX-RS specification (Jersey Stack).</text:p>
        </text:list-item>
        <text:list-item>
          <text:p text:style-name="P31">Secure web services using Java EE Security standards, WS-Security extensions, and OAuth 1.0a.</text:p>
        </text:list-item>
      </text:list>
      <text:p text:style-name="P12">Benefits to You</text:p>
      <text:p text:style-name="P13">Java EE 6 technology facilitates cross-platform application development through the use of platform neutral network communication, supports HTML5 AJAX enabled applications and mobile clients by creating RESTful web services which use the JSON data-interchange format. Enrolling in this course will help you stay current on the latest Java EE 6 web service APIs.</text:p>
      <text:p text:style-name="P4"/>
      <text:p text:style-name="P7">Course Topics</text:p>
      <text:p text:style-name="P5"/>
      <text:h text:style-name="P1" text:outline-level="4">An Introduction to Web Services</text:h>
      <text:list xml:id="list7884761289231230021" text:style-name="L2">
        <text:list-item>
          <text:p text:style-name="P16">Explaining the need for web services</text:p>
        </text:list-item>
        <text:list-item>
          <text:p text:style-name="P32">Defining web services</text:p>
        </text:list-item>
        <text:list-item>
          <text:p text:style-name="P32">Explaining the characteristics of a web service</text:p>
        </text:list-item>
        <text:list-item>
          <text:p text:style-name="P32">Explaining the use of both XML and JSON in web services</text:p>
        </text:list-item>
        <text:list-item>
          <text:p text:style-name="P32">Identifying the two major approaches to developing web services</text:p>
        </text:list-item>
        <text:list-item>
          <text:p text:style-name="P32">Explaining the advantages of developing web services within a Java EE container</text:p>
        </text:list-item>
      </text:list>
      <text:h text:style-name="P2" text:outline-level="4">XML</text:h>
      <text:list xml:id="list1036501076611522664" text:style-name="L3">
        <text:list-item>
          <text:p text:style-name="P17">Describing the Benefits of XML</text:p>
        </text:list-item>
        <text:list-item>
          <text:p text:style-name="P33">Creating an XML Declaration</text:p>
        </text:list-item>
        <text:list-item>
          <text:p text:style-name="P33"><text:soft-page-break/>Assembling the Components of an XML Document</text:p>
        </text:list-item>
        <text:list-item>
          <text:p text:style-name="P33">Declaring and Apply XML Namespaces</text:p>
        </text:list-item>
        <text:list-item>
          <text:p text:style-name="P33">Validating XML Documents using XML Schemas</text:p>
        </text:list-item>
        <text:list-item>
          <text:p text:style-name="P33">Creating XML Schemas</text:p>
        </text:list-item>
      </text:list>
      <text:h text:style-name="P2" text:outline-level="4">JAXB</text:h>
      <text:list xml:id="list5647525388518189216" text:style-name="L4">
        <text:list-item>
          <text:p text:style-name="P18">Listing the Different Java XML APIs</text:p>
        </text:list-item>
        <text:list-item>
          <text:p text:style-name="P34">Explaining the Benefits of JAXB</text:p>
        </text:list-item>
        <text:list-item>
          <text:p text:style-name="P34">Unmarshalling XML Data with JAXB</text:p>
        </text:list-item>
        <text:list-item>
          <text:p text:style-name="P34">Marshalling XML Data with JAXB</text:p>
        </text:list-item>
        <text:list-item>
          <text:p text:style-name="P34">Compiling XML Schema to Java</text:p>
        </text:list-item>
        <text:list-item>
          <text:p text:style-name="P34">Generating XML Schema from Java Classes</text:p>
        </text:list-item>
        <text:list-item>
          <text:p text:style-name="P34">Applying JAXB Binding Annotations</text:p>
        </text:list-item>
        <text:list-item>
          <text:p text:style-name="P34">Creating External Binding Configuration Files</text:p>
        </text:list-item>
      </text:list>
      <text:h text:style-name="P2" text:outline-level="4">SOAP Web Services</text:h>
      <text:list xml:id="list3391641119762263215" text:style-name="L5">
        <text:list-item>
          <text:p text:style-name="P19">SOAP message structure</text:p>
        </text:list-item>
        <text:list-item>
          <text:p text:style-name="P35">Using WSDL files to define web services</text:p>
        </text:list-item>
        <text:list-item>
          <text:p text:style-name="P35">WS-I Basic Profile and WS-Policy</text:p>
        </text:list-item>
      </text:list>
      <text:h text:style-name="P2" text:outline-level="4">Creating JAX-WS Clients</text:h>
      <text:list xml:id="list4520850433768814457" text:style-name="L6">
        <text:list-item>
          <text:p text:style-name="P20">Using tools to generate JAX-WS client artifacts</text:p>
        </text:list-item>
        <text:list-item>
          <text:p text:style-name="P36">Calling SOAP web services using JAX-WS in a Java SE environment</text:p>
        </text:list-item>
        <text:list-item>
          <text:p text:style-name="P36">Calling SOAP web services using JAX-WS in a Java EE environment</text:p>
        </text:list-item>
        <text:list-item>
          <text:p text:style-name="P36">Using JAXB Binding customization with a SOAP web service</text:p>
        </text:list-item>
        <text:list-item>
          <text:p text:style-name="P36">Creating a JAX-WS Dispatch client</text:p>
        </text:list-item>
        <text:list-item>
          <text:p text:style-name="P36">Creating a client that consumes a WS-Policy enhanced services (WS-MakeConnection)</text:p>
        </text:list-item>
      </text:list>
      <text:h text:style-name="P2" text:outline-level="4">RESTful Web Services</text:h>
      <text:list xml:id="list7326311167679050637" text:style-name="L7">
        <text:list-item>
          <text:p text:style-name="P21">Describing the RESTful architecture and how it can be applied to web services</text:p>
        </text:list-item>
        <text:list-item>
          <text:p text:style-name="P37">Designing a RESTful web service and identify resources</text:p>
        </text:list-item>
        <text:list-item>
          <text:p text:style-name="P37">Navigating a RESTful web service using hypermedia</text:p>
        </text:list-item>
        <text:list-item>
          <text:p text:style-name="P37">Selecting the correct HTTP method to use when duplicate requests must be avoided</text:p>
        </text:list-item>
        <text:list-item>
          <text:p text:style-name="P37"><text:soft-page-break/>Identifying Web Service result status by HTTP response code</text:p>
        </text:list-item>
        <text:list-item>
          <text:p text:style-name="P37">Version RESTful web services</text:p>
        </text:list-item>
      </text:list>
      <text:h text:style-name="P2" text:outline-level="4">Creating RESTful Clients in Java</text:h>
      <text:list xml:id="list6909903938244904641" text:style-name="L8">
        <text:list-item>
          <text:p text:style-name="P22">Using Java SE APIs to make HTTP requests</text:p>
        </text:list-item>
        <text:list-item>
          <text:p text:style-name="P38">Using the Jersey Client APIs to make HTTP requests</text:p>
        </text:list-item>
        <text:list-item>
          <text:p text:style-name="P38">Processing XML and JSON in a RESTful web service client</text:p>
        </text:list-item>
      </text:list>
      <text:h text:style-name="P2" text:outline-level="4">Bottom-Up JAX-WS Web Services</text:h>
      <text:list xml:id="list3902637607628269346" text:style-name="L9">
        <text:list-item>
          <text:p text:style-name="P23">Describing the benefits of Code First Design</text:p>
        </text:list-item>
        <text:list-item>
          <text:p text:style-name="P39">Creating JAX-WS POJO Endpoints</text:p>
        </text:list-item>
        <text:list-item>
          <text:p text:style-name="P39">Creating JAX-WS EJB Endpoints</text:p>
        </text:list-item>
      </text:list>
      <text:h text:style-name="P2" text:outline-level="4">Top-Down JAX-WS Web Services</text:h>
      <text:list xml:id="list4158181557584390577" text:style-name="L10">
        <text:list-item>
          <text:p text:style-name="P24">Describing the benefits of WSDL First Design</text:p>
        </text:list-item>
        <text:list-item>
          <text:p text:style-name="P40">Generating Service Endpoint Interfaces (SEIs) from WSDLs</text:p>
        </text:list-item>
        <text:list-item>
          <text:p text:style-name="P40">Implementing Service Endpoint Interfaces</text:p>
        </text:list-item>
        <text:list-item>
          <text:p text:style-name="P40">Customizing SEI Generation</text:p>
        </text:list-item>
      </text:list>
      <text:h text:style-name="P2" text:outline-level="4">JAX-RS RESTful Web Services</text:h>
      <text:list xml:id="list3623499680045737677" text:style-name="L11">
        <text:list-item>
          <text:p text:style-name="P25">Download, Install, and Configure Jersey</text:p>
        </text:list-item>
        <text:list-item>
          <text:p text:style-name="P41">Creating Application Subclasses</text:p>
        </text:list-item>
        <text:list-item>
          <text:p text:style-name="P41">Creating Resource Classes</text:p>
        </text:list-item>
        <text:list-item>
          <text:p text:style-name="P41">Creating Resource Methods, Sub-Resource Methods, and Sub-Resource Locator Methods</text:p>
        </text:list-item>
        <text:list-item>
          <text:p text:style-name="P41">Producing and Consume XML and JSON content with JAX-RS</text:p>
        </text:list-item>
      </text:list>
      <text:h text:style-name="P2" text:outline-level="4">Web Service Error Handling</text:h>
      <text:list xml:id="list1242021110737817196" text:style-name="L12">
        <text:list-item>
          <text:p text:style-name="P26">Describing how SOAP web services convey errors</text:p>
        </text:list-item>
        <text:list-item>
          <text:p text:style-name="P42">Describing how REST web services convey errors</text:p>
        </text:list-item>
        <text:list-item>
          <text:p text:style-name="P42">Returning SOAP faults</text:p>
        </text:list-item>
        <text:list-item>
          <text:p text:style-name="P42">Returning HTTP error status codes</text:p>
        </text:list-item>
        <text:list-item>
          <text:p text:style-name="P42">Mapping thrown Exceptions to HTTP status codes</text:p>
        </text:list-item>
        <text:list-item>
          <text:p text:style-name="P42">Handling errors with SOAP clients</text:p>
        </text:list-item>
        <text:list-item>
          <text:p text:style-name="P42">Handling errors with Jersey clients</text:p>
        </text:list-item>
      </text:list>
      <text:h text:style-name="P2" text:outline-level="4"><text:soft-page-break/>Security Concepts</text:h>
      <text:list xml:id="list5681276638131066950" text:style-name="L13">
        <text:list-item>
          <text:p text:style-name="P27">Explaining Authentication, Authorization, and Confidentiality</text:p>
        </text:list-item>
        <text:list-item>
          <text:p text:style-name="P43">Applying Basic Java EE Security by using deployment descriptors (web.xml)</text:p>
        </text:list-item>
        <text:list-item>
          <text:p text:style-name="P43">Creating users and groups and map them to application roles</text:p>
        </text:list-item>
        <text:list-item>
          <text:p text:style-name="P43">Detailing possible web service attack vectors</text:p>
        </text:list-item>
      </text:list>
      <text:h text:style-name="P2" text:outline-level="4">WS-Security</text:h>
      <text:list xml:id="list1446393063030679769" text:style-name="L14">
        <text:list-item>
          <text:p text:style-name="P28">Describing the purpose of WS-Policy, WS-SecurityPolicy, WS-Security</text:p>
        </text:list-item>
        <text:list-item>
          <text:p text:style-name="P44">Configuring WebLogic Server for WS-Security</text:p>
        </text:list-item>
        <text:list-item>
          <text:p text:style-name="P44">Applying WS-Policy to WebLogic JAX-WS Web Services</text:p>
        </text:list-item>
        <text:list-item>
          <text:p text:style-name="P44">Signing and Encrypt SOAP Messages using WS-Security</text:p>
        </text:list-item>
      </text:list>
      <text:h text:style-name="P2" text:outline-level="4">Web Service Security with Jersey</text:h>
      <text:list xml:id="list5094406622376131448" text:style-name="L15">
        <text:list-item>
          <text:p text:style-name="P29">Applying JSR-250 Security Annotations such as @RolesAllowed</text:p>
        </text:list-item>
        <text:list-item>
          <text:p text:style-name="P45">Enabling an assortment of filters including the RolesAllowedResourceFilterFactory</text:p>
        </text:list-item>
        <text:list-item>
          <text:p text:style-name="P45">Obtaining a SecurityContext and perform programmatic security</text:p>
        </text:list-item>
        <text:list-item>
          <text:p text:style-name="P45">Authenticating using the Jersey Client API</text:p>
        </text:list-item>
      </text:list>
      <text:h text:style-name="P2" text:outline-level="4">OAuth 1.1a with Jersey</text:h>
      <text:list xml:id="list2185019012332831410" text:style-name="L16">
        <text:list-item>
          <text:p text:style-name="P30">Describing the purpose of OAuth</text:p>
        </text:list-item>
        <text:list-item>
          <text:p text:style-name="P46">Describing the request lifecycle when using OAuth</text:p>
        </text:list-item>
        <text:list-item>
          <text:p text:style-name="P46">Creating OAuth enabled services using Jersey</text:p>
        </text:list-item>
        <text:list-item>
          <text:p text:style-name="P46">Creating OAuth enabled clients using Jersey</text:p>
        </text:list-item>
      </text:list>
      <text:p text:style-name="P5"/>
      <text:p text:style-name="P6">Course Objectives</text:p>
      <text:p text:style-name="P8"/>
      <text:list xml:id="list6263599418146450593" text:style-name="L17">
        <text:list-item>
          <text:p text:style-name="P48">Apply the JAX-RS API in the creation of RESTful Web Services</text:p>
        </text:list-item>
        <text:list-item>
          <text:p text:style-name="P47">Secure Web Services using WS-Security, Jersey, and OAuth</text:p>
        </text:list-item>
        <text:list-item>
          <text:p text:style-name="P47">Handle errors and exceptions in Web Services and clients</text:p>
        </text:list-item>
        <text:list-item>
          <text:p text:style-name="P47">Create XML documents using namespace declarations and XML schema</text:p>
        </text:list-item>
        <text:list-item>
          <text:p text:style-name="P47">Produce and consume XML and JSON content using JAXB</text:p>
        </text:list-item>
        <text:list-item>
          <text:p text:style-name="P47">Create RESTful Web Service clients using the Jersey Client API</text:p>
        </text:list-item>
        <text:list-item>
          <text:p text:style-name="P47">Understand the role of Web Services</text:p>
        </text:list-item>
        <text:list-item>
          <text:p text:style-name="P47">Apply the JAX-WS API in the creation of SOAP Web Services and clients</text:p>
        </text:list-item>
      </text:list>
      <text:p text:style-name="P9"><text:soft-page-break/><text:span text:style-name="T1">Exam</text:span> Topics</text:p>
      <text:p text:style-name="P9"/>
      <text:p text:style-name="P49">Assume the following:</text:p>
      <text:list xml:id="list6249302856094903446" text:style-name="L18">
        <text:list-item>
          <text:p text:style-name="P50"><text:span text:style-name="Strong_20_Emphasis"><text:span text:style-name="T2">Missing package and import statements</text:span></text:span><text:span text:style-name="T2">: If sample code do not include package or import statements, and the question does not explicitly refer to these missing statements, then assume that all sample code is in the same package, and import statements exist to support them.</text:span></text:p>
        </text:list-item>
        <text:list-item>
          <text:p text:style-name="P50"><text:span text:style-name="Strong_20_Emphasis"><text:span text:style-name="T2">No file or directory path names for classes</text:span></text:span><text:span text:style-name="T2">: If a question does not state the file names or directory locations of classes, then assume one of the following, whichever will enable the code to compile and run:</text:span></text:p>
          <text:list>
            <text:list-item>
              <text:p text:style-name="P52">All classes are in one file</text:p>
            </text:list-item>
            <text:list-item>
              <text:p text:style-name="P52">Each class is contained in a separate file, and all files are in one directory</text:p>
            </text:list-item>
          </text:list>
        </text:list-item>
        <text:list-item>
          <text:p text:style-name="P50"><text:span text:style-name="Strong_20_Emphasis"><text:span text:style-name="T2">Unintended line breaks</text:span></text:span><text:span text:style-name="T2">: Sample code might have unintended line breaks. If you see a line of code that looks like it has wrapped, and this creates a situation where the wrapping is significant (for example, a quoted String literal has wrapped), assume that the wrapping is an extension of the same line, and the line does not contain a hard carriage return that would cause a compilation failure.</text:span></text:p>
        </text:list-item>
        <text:list-item>
          <text:p text:style-name="P50"><text:span text:style-name="Strong_20_Emphasis"><text:span text:style-name="T2">Code fragments</text:span></text:span><text:span text:style-name="T2">: A code fragment is a small section of source code that is presented without its context. Assume that all necessary supporting code exists is present and that the supporting environment fully supports the correct compilation and execution of the code shown and its omitted environment.</text:span></text:p>
        </text:list-item>
        <text:list-item>
          <text:p text:style-name="P50"><text:span text:style-name="Strong_20_Emphasis"><text:span text:style-name="T2">Descriptive comments</text:span></text:span><text:span text:style-name="T2">: Take descriptive comments, such as "setter and getters go here," at face value. Assume that correct code exists, compiles, and runs successfully to create the described effect.</text:span></text:p>
        </text:list-item>
      </text:list>
      <text:p text:style-name="P14"><text:span text:style-name="Strong_20_Emphasis"><text:span text:style-name="T3">TOPICS</text:span></text:span></text:p>
      <text:list xml:id="list4167780305848732487" text:style-name="L19">
        <text:list-item>
          <text:p text:style-name="P51">Create an SOAP web service in a servlet container</text:p>
        </text:list-item>
        <text:list-item>
          <text:p text:style-name="P51">Create a RESTful web service in a servlet container</text:p>
        </text:list-item>
        <text:list-item>
          <text:p text:style-name="P51">Create a SOAP based web service implemented by an EJB component</text:p>
        </text:list-item>
        <text:list-item>
          <text:p text:style-name="P51">Create a RESTful web service implemented by an EJB component</text:p>
        </text:list-item>
        <text:list-item>
          <text:p text:style-name="P51">Configure JavaEE security for a SOAP web service</text:p>
        </text:list-item>
        <text:list-item>
          <text:p text:style-name="P51">Create a web service client for a SOAP based web service</text:p>
        </text:list-item>
        <text:list-item>
          <text:p text:style-name="P51">Create a web service client for a RESTful web service</text:p>
        </text:list-item>
        <text:list-item>
          <text:p text:style-name="P51">Create a SOAP based web service using Java SE platform</text:p>
        </text:list-item>
        <text:list-item>
          <text:p text:style-name="P51">Create handlers for SOAP web services</text:p>
        </text:list-item>
        <text:list-item>
          <text:p text:style-name="P51">Create low-level SOAP web services</text:p>
        </text:list-item>
        <text:list-item>
          <text:p text:style-name="P51">Use MTOM and MIME in a SOAP web service</text:p>
        </text:list-item>
        <text:list-item>
          <text:p text:style-name="P51"><text:soft-page-break/>Use WS-Addressing with a SOAP web service</text:p>
        </text:list-item>
        <text:list-item>
          <text:p text:style-name="P51">Configure Message Level security for a SOAP web service</text:p>
        </text:list-item>
        <text:list-item>
          <text:p text:style-name="P51">Apply best practices to design and implement web service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CO"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62 des62</meta:initial-creator>
    <meta:creation-date>2016-11-08T14:09:49.819936709</meta:creation-date>
    <dc:date>2016-11-08T14:16:12.222359261</dc:date>
    <dc:creator>des62 des62</dc:creator>
    <meta:editing-duration>PT4M43S</meta:editing-duration>
    <meta:editing-cycles>6</meta:editing-cycles>
    <meta:generator>LibreOffice/4.2.8.2$Linux_X86_64 LibreOffice_project/420$Build-2</meta:generator>
    <meta:document-statistic meta:table-count="0" meta:image-count="0" meta:object-count="0" meta:page-count="6" meta:paragraph-count="134" meta:word-count="1320" meta:character-count="7883" meta:non-whitespace-character-count="6805"/>
  </office:meta>
</office:document-meta>
</file>